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weight="bold" officeooo:rsid="000548b9" officeooo:paragraph-rsid="000548b9"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438da" officeooo:paragraph-rsid="002438da"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fo:font-weight="normal" officeooo:rsid="00267642" officeooo:paragraph-rsid="00267642"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7ec46" officeooo:paragraph-rsid="0027ec46"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99c05" officeooo:paragraph-rsid="00299c0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c0b24" officeooo:paragraph-rsid="002c0b24"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e4ab0" officeooo:paragraph-rsid="002e4ab0"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0a3a1" officeooo:paragraph-rsid="0030a3a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17f9c" officeooo:paragraph-rsid="00317f9c"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3a943" officeooo:paragraph-rsid="0033a94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3eba7" officeooo:paragraph-rsid="0033eb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34234a" officeooo:paragraph-rsid="0034234a"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34234a" officeooo:paragraph-rsid="00360874"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360874" officeooo:paragraph-rsid="0036087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37208b" officeooo:paragraph-rsid="0037208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3787a6" officeooo:paragraph-rsid="003787a6"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387ac7" officeooo:paragraph-rsid="00387ac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989b5" officeooo:paragraph-rsid="003989b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3b44a1" officeooo:paragraph-rsid="003b44a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c5c41" officeooo:paragraph-rsid="003c5c41" style:font-size-asian="10.5pt" style:font-weight-asian="normal" style:font-size-complex="12pt" style:font-weight-complex="normal"/>
    </style:style>
    <style:style style:name="T1" style:family="text">
      <style:text-properties officeooo:rsid="002438da"/>
    </style:style>
    <style:style style:name="T2" style:family="text">
      <style:text-properties officeooo:rsid="0025cfa5"/>
    </style:style>
    <style:style style:name="T3" style:family="text">
      <style:text-properties officeooo:rsid="0026ca6e"/>
    </style:style>
    <style:style style:name="T4" style:family="text">
      <style:text-properties officeooo:rsid="002a43a2"/>
    </style:style>
    <style:style style:name="T5" style:family="text">
      <style:text-properties officeooo:rsid="002d5915"/>
    </style:style>
    <style:style style:name="T6" style:family="text">
      <style:text-properties officeooo:rsid="002e1d51"/>
    </style:style>
    <style:style style:name="T7" style:family="text">
      <style:text-properties officeooo:rsid="002f7854"/>
    </style:style>
    <style:style style:name="T8" style:family="text">
      <style:text-properties officeooo:rsid="00317f9c"/>
    </style:style>
    <style:style style:name="T9" style:family="text">
      <style:text-properties officeooo:rsid="003787a6"/>
    </style:style>
    <style:style style:name="T10" style:family="text">
      <style:text-properties officeooo:rsid="00387ac7"/>
    </style:style>
    <style:style style:name="T11" style:family="text">
      <style:text-properties officeooo:rsid="003cbe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IBERSEGURIDAD EN SISTEMA FÍSICOS: <text:span text:style-name="T2">Análisis de canal lateral</text:span></text:p>
      <text:p text:style-name="P2"><text:span text:style-name="T1">SERVIO PAGUADA</text:span> – IKERLAN</text:p>
      <text:p text:style-name="P2"/>
      <text:p text:style-name="P4">Ataques hardware y firmware.</text:p>
      <text:p text:style-name="P4"/>
      <text:p text:style-name="P4">“<text:span text:style-name="T3">Es una cuestión de dinero, se hace porque quieres dinero y metes el ransomware a la empresa para que te pague” (MIKEL HA APUNTADO)</text:span></text:p>
      <text:p text:style-name="P5">Ordenadores cuánticos y computación post-cuántica, algoritmos post-cuánticos.</text:p>
      <text:p text:style-name="P5"/>
      <text:p text:style-name="P5">Algoritmo criptográfico, texto plano, texto encriptado, dispositivo copia (copia del hardware o bien del elemento de ese hardware del cual tenemos pleno control; si queremos hackear una play statiom, miraremos sus especificaciones, veremos el procesador y nos haremos con un procesador igual, pero no con una play completa, ahorro económico), red neuronal (algoritmo inferido, cuyo propósito es realizar una tarea específica), problema de clasificación (la agrupación de observaciones que permite identificarlas de forma única, los algoritmos van más lentos con nombres de 7 letras, pero cuando son con menos de 7 tarda mucho menos).</text:p>
      <text:p text:style-name="P5"/>
      <text:p text:style-name="P5">Algoritmo inferido: que tiene observaciones para pulir su trabajo.</text:p>
      <text:p text:style-name="P5"/>
      <text:p text:style-name="P5"/>
      <text:p text:style-name="P6">CANAL LATERAL: <text:span text:style-name="T4">una interfaz que comunica hacia el exterior el estado del dispositivo (calor, temperatura, radiación electromagnética…), todo aquello indeseable para lo que no está pensado el dispositivo. </text:span><text:span text:style-name="T6">Un dispositivo para salir al mercado no puede ser vulnerable a ataques de canal lateral.</text:span></text:p>
      <text:p text:style-name="P7">Clonación de identidad: se protegen los puertos USB, Ethernet, WiFi de las placas hardware. <text:span text:style-name="T5">Por ejemplo, los CDs están protegidos.</text:span></text:p>
      <text:p text:style-name="P7"/>
      <text:p text:style-name="P13">Los ataques de canal lateral se hacen sobre la implementación. Kyber no se puede romper criptoanalíticamente, pero sí sobre la implementación. </text:p>
      <text:p text:style-name="P13"/>
      <text:p text:style-name="P8">La información de canal lateral se extrae con sensores, oscilocopios, después se almacena y se realiza el análisis de canal lateral, para extraer los secretos.</text:p>
      <text:p text:style-name="P8">Ejemplo: a un móvil se le ponen sensores conectados a un osciloscopio para extraer la información, <text:span text:style-name="T7">una persona mala con intención delictivas, y obtiene un secreto importante (robado).</text:span></text:p>
      <text:p text:style-name="P8"/>
      <text:p text:style-name="P8"/>
      <text:p text:style-name="P9">IMPLEMENTACIÓN DE ALGORITMOS CRIPTOGRÁFICOS: <text:span text:style-name="T8">DES, AES (a punto de ser anticuado), PRESENT, Kyber (PQC), Saber (PQC)</text:span></text:p>
      <text:p text:style-name="P10">Present: criptográficamente muy robusto, pero al no ser PQC será anticuado.</text:p>
      <text:p text:style-name="P10">PQC: Post-cuántico.</text:p>
      <text:p text:style-name="P4"/>
      <text:p text:style-name="P11">La implementación de Kyber de una persona tarda mucho, y específicamente en casos concretos. El ciberdelincuente se da cuenta y comienza a clasificar.</text:p>
      <text:p text:style-name="P12">Intentar que los cálculos de procesamiento sean constantes para que no pueda ser clasificado.</text:p>
      <text:p text:style-name="P11"/>
      <text:p text:style-name="P12">IMPLEMENTACIÓN <text:s/>EN HARDWARE: </text:p>
      <text:p text:style-name="P14">Los ataques de canal lateral se hacen sobre la implementación. Kyber no se puede romper criptoanalíticamente, pero sí sobre la implementación. </text:p>
      <text:p text:style-name="P14"/>
      <text:p text:style-name="P14"/>
      <text:p text:style-name="P14"/>
      <text:p text:style-name="P15"><text:soft-page-break/>ATAQUES DE CANAL LATERAL USANDO REDES NEURONALES:</text:p>
      <text:p text:style-name="P16">Dispositivo objetivo, dispositivo clon sobre el que se obtienen las muestras de información de canal lateral, <text:span text:style-name="T9">con esta informacion se entrena la red neuronal (clasificador), y al final obtenemos la clave.</text:span></text:p>
      <text:p text:style-name="P16"/>
      <text:p text:style-name="P17">PROTECCIONES:</text:p>
      <text:p text:style-name="P17">Masking <text:span text:style-name="T10">(enmascaramiento): mostrar la información difusa desde el código, poner y quitar máscaras.</text:span></text:p>
      <text:p text:style-name="P17"/>
      <text:p text:style-name="P18">Shuffling faking operations: repetir un operación más de una vez, constante, no se podrá clasificar. Hacer muchas redundancias se aumenta el ser constante, tardará más, ineficiente, pero estará más protegido.</text:p>
      <text:p text:style-name="P18"/>
      <text:p text:style-name="P18"/>
      <text:p text:style-name="P20">PAPER: my other car is your car: compromising the Tesla Model X keyless entry system. Lennert Woutars.</text:p>
      <text:p text:style-name="P18"/>
      <text:p text:style-name="P19">VIDEO:</text:p>
      <text:p text:style-name="P21">aprovecharon un estado del firmware <text:span text:style-name="T11">(brecha de seguridad)</text:span>, con un dispositivo que clonaba la identidad del coche, <text:span text:style-name="T11">después clonaba la identidad de la llave y conseguía acceso total al vehícul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3:01:44.648141092</meta:creation-date>
    <meta:generator>LibreOffice/7.3.7.2$Linux_X86_64 LibreOffice_project/30$Build-2</meta:generator>
    <dc:date>2023-12-11T13:52:58.120752340</dc:date>
    <meta:editing-duration>PT1H49M59S</meta:editing-duration>
    <meta:editing-cycles>50</meta:editing-cycles>
    <meta:document-statistic meta:table-count="0" meta:image-count="0" meta:object-count="0" meta:page-count="2" meta:paragraph-count="28" meta:word-count="507" meta:character-count="3423" meta:non-whitespace-character-count="2939"/>
  </office:meta>
</office:document-meta>
</file>